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p text:style-name="rststyle-textbody">venv.vim</text:p><text:list text:style-name="rststyle-bulletlist"><text:list-item><text:p text:style-name="rststyle-lineblock1">Src: https://github.com/westurner/venv.vim (<text:span text:style-name="rststyle-inlineliteral">:Cdhere</text:span>,</text:p><text:p text:style-name="rststyle-bulletitem">Line block ends without a blank line.</text:p><text:p text:style-name="rststyle-bulletitem">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list-item></text:list></text:section><text:section text:name="Section40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1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2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https://westurner.org/wiki/contributions</text:p></text:list-item><text:list-item><text:p text:style-name="rststyle-bulletitem">https://westurner.org/wiki/github</text:p></text:list-item><text:list-item><text:p text:style-name="rststyle-bulletitem">https://githubcontributions.io/user/westurner</text:p><text:list text:style-name="rststyle-bulletlist"><text:list-item><text:p text:style-name="rststyle-bulletitem">2016-03-08: "westurner made 6411 contributions to 345 repositories"</text:p></text:list-item></text:list></text:list-item></text:list></text:section></text:section><text:section text:name="Section43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3-08T15:17:21</meta:creation-date>
    <dc:creator>wturner</dc:creator>
    <dc:date>2016-03-08T15:17:21</dc:date>
    <dc:language>en-US</dc:language>
    <meta:editing-cycles>1</meta:editing-cycles>
    <meta:editing-duration>PT00M01S</meta:editing-duration>
    <dc:title>[no title]</dc:title>
  </office:meta>
</office:document-meta>
</file>